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1.716cm" fo:min-width="1.9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16cm" fo:min-width="1.96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111cm"/>
    </style:style>
    <style:style style:name="gr8" style:family="graphic" style:parent-style-name="standard">
      <style:graphic-properties draw:stroke="none" svg:stroke-color="#000000" draw:fill="none" draw:fill-color="#ffffff" fo:min-height="0.579cm"/>
    </style:style>
    <style:style style:name="gr9" style:family="graphic" style:parent-style-name="standard">
      <style:graphic-properties draw:stroke="none" svg:stroke-color="#000000" draw:fill="none" draw:fill-color="#ffffff" fo:min-height="0.479cm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style:paragraph-properties fo:text-align="center"/>
      <style:text-properties fo:color="#000000"/>
    </style:style>
    <style:style style:name="P6" style:family="paragraph">
      <loext:graphic-properties draw:fill-color="#ffffff"/>
      <style:paragraph-properties fo:text-align="center"/>
      <style:text-properties fo:color="#000000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fo:font-size="14pt"/>
    </style:style>
    <style:style style:name="P10" style:family="paragraph">
      <loext:graphic-properties draw:fill="none" draw:fill-color="#ffffff"/>
      <style:text-properties fo:font-size="14pt"/>
    </style:style>
    <style:style style:name="P11" style:family="paragraph">
      <style:text-properties fo:color="#ce181e" fo:font-size="14pt" style:font-size-asian="14pt" style:font-size-complex="14pt"/>
    </style:style>
    <style:style style:name="P12" style:family="paragraph">
      <loext:graphic-properties draw:fill="none" draw:fill-color="#ffffff"/>
      <style:text-properties fo:color="#ce181e" fo:font-size="14pt" style:font-size-asian="14pt" style:font-size-complex="14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solid" style:text-underline-width="auto" style:text-underline-color="font-color" fo:font-weight="normal" style:letter-kerning="true" style:font-name-asian="IPA Pゴシック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text-underline-style="solid" style:text-underline-width="auto" style:text-underline-color="font-color"/>
    </style:style>
    <style:style style:name="T5" style:family="text">
      <style:text-properties fo:font-size="14pt"/>
    </style:style>
    <style:style style:name="T6" style:family="text">
      <style:text-properties fo:color="#ce181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line draw:style-name="gr1" draw:text-style-name="P1" draw:layer="layout" svg:x1="1.191cm" svg:y1="-0.606cm" svg:x2="1.29cm" svg:y2="-0.606cm">
            <text:p/>
          </draw:line>
          <draw:line draw:style-name="gr1" draw:text-style-name="P1" draw:layer="layout" svg:x1="1.282cm" svg:y1="-0.746cm" svg:x2="1.282cm" svg:y2="-0.596cm">
            <text:p/>
          </draw:line>
          <draw:line draw:style-name="gr1" draw:text-style-name="P1" draw:layer="layout" svg:x1="1.282cm" svg:y1="-0.738cm" svg:x2="1.481cm" svg:y2="-0.738cm">
            <text:p/>
          </draw:line>
          <draw:line draw:style-name="gr1" draw:text-style-name="P1" draw:layer="layout" svg:x1="1.472cm" svg:y1="-0.606cm" svg:x2="1.571cm" svg:y2="-0.606cm">
            <text:p/>
          </draw:line>
          <draw:line draw:style-name="gr1" draw:text-style-name="P1" draw:layer="layout" svg:x1="1.482cm" svg:y1="-0.746cm" svg:x2="1.482cm" svg:y2="-0.596cm">
            <text:p/>
          </draw:line>
          <draw:line draw:style-name="gr1" draw:text-style-name="P1" draw:layer="layout" svg:x1="1.282cm" svg:y1="-0.81cm" svg:x2="1.481cm" svg:y2="-0.81cm">
            <text:p/>
          </draw:line>
        </draw:g>
        <draw:custom-shape draw:style-name="gr2" draw:text-style-name="P2" draw:layer="layout" svg:width="0.08cm" svg:height="0.08cm" svg:x="0.801cm" svg:y="-0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5cm" svg:y1="1cm" svg:x2="10.5cm" svg:y2="14cm">
          <text:p/>
        </draw:line>
        <draw:frame draw:style-name="gr4" draw:text-style-name="P3" draw:layer="layout" svg:width="6.396cm" svg:height="1cm" svg:x="2.604cm" svg:y="1.071cm">
          <draw:text-box>
            <text:p>セグメント数　(16,1)</text:p>
          </draw:text-box>
        </draw:frame>
        <draw:frame draw:style-name="gr4" draw:text-style-name="P3" draw:layer="layout" svg:width="6.396cm" svg:height="1cm" svg:x="12.204cm" svg:y="1.071cm">
          <draw:text-box>
            <text:p>セグメント数　(8,2)</text:p>
          </draw:text-box>
        </draw:frame>
        <draw:custom-shape draw:style-name="gr5" draw:text-style-name="P4" draw:layer="layout" svg:width="2.5cm" svg:height="2cm" svg:x="3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cm" svg:height="2cm" svg:x="5.5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cm" svg:height="2cm" svg:x="3cm" svg:y="5cm">
          <text:p text:style-name="P5">① 1/16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cm" svg:height="2cm" svg:x="5.5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cm" svg:height="2cm" svg:x="3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cm" svg:height="2cm" svg:x="5.5cm" svg:y="7cm">
          <text:p text:style-name="P7">② 1/16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cm" svg:height="2cm" svg:x="3cm" svg:y="9cm">
          <text:p text:style-name="P7">③ 1/16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cm" svg:height="2cm" svg:x="5.5cm" svg:y="9cm">
          <text:p text:style-name="P7">④ 1/1</text:p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2.296cm" svg:height="1cm" svg:x="1.504cm" svg:y="3.571cm">
          <draw:text-box>
            <text:p text:style-name="P9">(R,R)</text:p>
          </draw:text-box>
        </draw:frame>
        <draw:frame draw:style-name="gr4" draw:text-style-name="P10" draw:layer="layout" svg:width="2.296cm" svg:height="1cm" svg:x="1.104cm" svg:y="5.571cm">
          <draw:text-box>
            <text:p text:style-name="P9">(NR,R)</text:p>
          </draw:text-box>
        </draw:frame>
        <draw:frame draw:style-name="gr4" draw:text-style-name="P10" draw:layer="layout" svg:width="2.296cm" svg:height="1cm" svg:x="1.104cm" svg:y="7.571cm">
          <draw:text-box>
            <text:p text:style-name="P9">(R,NR)</text:p>
          </draw:text-box>
        </draw:frame>
        <draw:frame draw:style-name="gr7" draw:text-style-name="P10" draw:layer="layout" svg:width="2.5cm" svg:height="1.361cm" svg:x="0.8cm" svg:y="9.571cm">
          <draw:text-box>
            <text:p text:style-name="P9">(NR,NR)</text:p>
          </draw:text-box>
        </draw:frame>
        <draw:frame draw:style-name="gr8" draw:text-style-name="P12" draw:layer="layout" svg:width="2.896cm" svg:height="0.829cm" svg:x="7.804cm" svg:y="7.671cm">
          <draw:text-box>
            <text:p text:style-name="P11"><text:span text:style-name="T1">※</text:span><text:span text:style-name="T1"> </text:span><text:span text:style-name="T1">ス</text:span><text:span text:style-name="T1">ワ</text:span><text:span text:style-name="T1">ッ</text:span><text:span text:style-name="T1">プ</text:span></text:p>
          </draw:text-box>
        </draw:frame>
        <draw:frame draw:style-name="gr4" draw:text-style-name="P10" draw:layer="layout" svg:width="2.296cm" svg:height="1cm" svg:x="3.104cm" svg:y="2.271cm">
          <draw:text-box>
            <text:p text:style-name="P9">1st dtag</text:p>
          </draw:text-box>
        </draw:frame>
        <draw:frame draw:style-name="gr9" draw:text-style-name="P10" draw:layer="layout" svg:width="2.496cm" svg:height="0.806cm" svg:x="5.504cm" svg:y="2.271cm">
          <draw:text-box>
            <text:p text:style-name="P9">2nd dtag</text:p>
          </draw:text-box>
        </draw:frame>
        <draw:frame draw:style-name="gr7" draw:text-style-name="P10" draw:layer="layout" svg:width="9.996cm" svg:height="1.517cm" svg:x="0.8cm" svg:y="12.3cm">
          <draw:text-box>
            <text:p text:style-name="P9"><text:span text:style-name="T2">1/4×1/16</text:span><text:span text:style-name="T3"> </text:span><text:span text:style-name="T3">+ </text:span><text:span text:style-name="T2">1/4×1/16</text:span><text:span text:style-name="T3"> </text:span><text:span text:style-name="T3">+ </text:span><text:span text:style-name="T2">1/4×1/16</text:span><text:span text:style-name="T3"> </text:span><text:span text:style-name="T3">+ </text:span><text:span text:style-name="T4">1/4×1/1</text:span></text:p>
            <text:p text:style-name="P9"><text:span text:style-name="T5">= </text:span><text:span text:style-name="T6">30%</text:span></text:p>
          </draw:text-box>
        </draw:frame>
        <draw:frame draw:style-name="gr10" draw:text-style-name="P14" draw:layer="layout" svg:width="1.1cm" svg:height="0.746cm" svg:x="1.5cm" svg:y="11.7cm">
          <draw:text-box>
            <text:p text:style-name="P13"><text:span text:style-name="T1">①</text:span></text:p>
          </draw:text-box>
        </draw:frame>
        <draw:frame draw:style-name="gr10" draw:text-style-name="P14" draw:layer="layout" svg:width="1.1cm" svg:height="0.746cm" svg:x="4.1cm" svg:y="11.7cm">
          <draw:text-box>
            <text:p text:style-name="P13"><text:span text:style-name="T1">②</text:span></text:p>
          </draw:text-box>
        </draw:frame>
        <draw:frame draw:style-name="gr10" draw:text-style-name="P14" draw:layer="layout" svg:width="1.1cm" svg:height="0.746cm" svg:x="6.6cm" svg:y="11.7cm">
          <draw:text-box>
            <text:p text:style-name="P13"><text:span text:style-name="T1">③</text:span></text:p>
          </draw:text-box>
        </draw:frame>
        <draw:frame draw:style-name="gr10" draw:text-style-name="P14" draw:layer="layout" svg:width="1.1cm" svg:height="0.746cm" svg:x="9.1cm" svg:y="11.7cm">
          <draw:text-box>
            <text:p text:style-name="P13"><text:span text:style-name="T1">④</text:span></text:p>
          </draw:text-box>
        </draw:frame>
        <draw:custom-shape draw:style-name="gr5" draw:text-style-name="P4" draw:layer="layout" svg:width="2.5cm" svg:height="2cm" svg:x="12.6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cm" svg:height="2cm" svg:x="15.1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cm" svg:height="2cm" svg:x="12.6cm" svg:y="5cm">
          <text:p text:style-name="P5">① 1/8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cm" svg:height="2cm" svg:x="15.1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cm" svg:height="2cm" svg:x="12.6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cm" svg:height="2cm" svg:x="15.1cm" svg:y="7cm">
          <text:p text:style-name="P7">② 1/8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cm" svg:height="2cm" svg:x="12.6cm" svg:y="9cm">
          <text:p text:style-name="P7">③ 1/8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cm" svg:height="2cm" svg:x="15.1cm" svg:y="9cm">
          <text:p text:style-name="P7">④ 1/2</text:p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2.296cm" svg:height="1cm" svg:x="11.104cm" svg:y="3.571cm">
          <draw:text-box>
            <text:p text:style-name="P9">(R,R)</text:p>
          </draw:text-box>
        </draw:frame>
        <draw:frame draw:style-name="gr4" draw:text-style-name="P10" draw:layer="layout" svg:width="2.296cm" svg:height="1cm" svg:x="10.704cm" svg:y="5.571cm">
          <draw:text-box>
            <text:p text:style-name="P9">(NR,R)</text:p>
          </draw:text-box>
        </draw:frame>
        <draw:frame draw:style-name="gr4" draw:text-style-name="P10" draw:layer="layout" svg:width="2.296cm" svg:height="1cm" svg:x="10.704cm" svg:y="7.571cm">
          <draw:text-box>
            <text:p text:style-name="P9">(R,NR)</text:p>
          </draw:text-box>
        </draw:frame>
        <draw:frame draw:style-name="gr7" draw:text-style-name="P10" draw:layer="layout" svg:width="2.5cm" svg:height="1.361cm" svg:x="10.4cm" svg:y="9.571cm">
          <draw:text-box>
            <text:p text:style-name="P9">(NR,NR)</text:p>
          </draw:text-box>
        </draw:frame>
        <draw:frame draw:style-name="gr8" draw:text-style-name="P12" draw:layer="layout" svg:width="2.896cm" svg:height="0.829cm" svg:x="17.404cm" svg:y="7.671cm">
          <draw:text-box>
            <text:p text:style-name="P11"><text:span text:style-name="T1">※</text:span><text:span text:style-name="T1"> </text:span><text:span text:style-name="T1">ス</text:span><text:span text:style-name="T1">ワ</text:span><text:span text:style-name="T1">ッ</text:span><text:span text:style-name="T1">プ</text:span></text:p>
          </draw:text-box>
        </draw:frame>
        <draw:frame draw:style-name="gr4" draw:text-style-name="P10" draw:layer="layout" svg:width="2.296cm" svg:height="1cm" svg:x="12.704cm" svg:y="2.271cm">
          <draw:text-box>
            <text:p text:style-name="P9">1st dtag</text:p>
          </draw:text-box>
        </draw:frame>
        <draw:frame draw:style-name="gr9" draw:text-style-name="P10" draw:layer="layout" svg:width="2.496cm" svg:height="0.806cm" svg:x="15.104cm" svg:y="2.271cm">
          <draw:text-box>
            <text:p text:style-name="P9">2nd dtag</text:p>
          </draw:text-box>
        </draw:frame>
        <draw:frame draw:style-name="gr7" draw:text-style-name="P10" draw:layer="layout" svg:width="9.996cm" svg:height="1.517cm" svg:x="10.4cm" svg:y="12.3cm">
          <draw:text-box>
            <text:p text:style-name="P9"><text:span text:style-name="T2">1/4×1/16</text:span><text:span text:style-name="T3"> + </text:span><text:span text:style-name="T2">1/4×1/16</text:span><text:span text:style-name="T3"> + </text:span><text:span text:style-name="T2">1/4×1/16</text:span><text:span text:style-name="T3"> + </text:span><text:span text:style-name="T4">1/4×1/2</text:span></text:p>
            <text:p text:style-name="P9"><text:span text:style-name="T5">= </text:span><text:span text:style-name="T6">22%</text:span></text:p>
          </draw:text-box>
        </draw:frame>
        <draw:frame draw:style-name="gr10" draw:text-style-name="P14" draw:layer="layout" svg:width="1.1cm" svg:height="0.746cm" svg:x="11.1cm" svg:y="11.7cm">
          <draw:text-box>
            <text:p text:style-name="P13"><text:span text:style-name="T1">①</text:span></text:p>
          </draw:text-box>
        </draw:frame>
        <draw:frame draw:style-name="gr10" draw:text-style-name="P14" draw:layer="layout" svg:width="1.1cm" svg:height="0.746cm" svg:x="13.7cm" svg:y="11.7cm">
          <draw:text-box>
            <text:p text:style-name="P13"><text:span text:style-name="T1">②</text:span></text:p>
          </draw:text-box>
        </draw:frame>
        <draw:frame draw:style-name="gr10" draw:text-style-name="P14" draw:layer="layout" svg:width="1.1cm" svg:height="0.746cm" svg:x="16.2cm" svg:y="11.7cm">
          <draw:text-box>
            <text:p text:style-name="P13"><text:span text:style-name="T1">③</text:span></text:p>
          </draw:text-box>
        </draw:frame>
        <draw:frame draw:style-name="gr10" draw:text-style-name="P14" draw:layer="layout" svg:width="1.1cm" svg:height="0.746cm" svg:x="18.7cm" svg:y="11.7cm">
          <draw:text-box>
            <text:p text:style-name="P13"><text:span text:style-name="T1">④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2-27T23:50:15.539080014</dc:date>
    <meta:editing-duration>P2DT10H50M22S</meta:editing-duration>
    <meta:editing-cycles>68</meta:editing-cycles>
    <meta:generator>LibreOffice/6.0.7.3$Linux_X86_64 LibreOffice_project/00m0$Build-3</meta:generator>
    <meta:document-statistic meta:object-count="51"/>
  </office:meta>
</office:document-meta>
</file>